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Century Schoolbook L" officeooo:rsid="00046fea" officeooo:paragraph-rsid="00046fea" style:font-name-complex="Century Schoolbook L"/>
    </style:style>
    <style:style style:name="P2" style:family="paragraph" style:parent-style-name="Preformatted_20_Text">
      <style:paragraph-properties fo:text-align="center" style:justify-single-word="false"/>
      <style:text-properties style:font-name="Century Schoolbook L" officeooo:rsid="00046fea" officeooo:paragraph-rsid="00046fea" style:font-name-complex="Century Schoolbook L"/>
    </style:style>
    <style:style style:name="P3" style:family="paragraph" style:parent-style-name="Preformatted_20_Text">
      <style:paragraph-properties fo:text-align="center" style:justify-single-word="false"/>
      <style:text-properties style:font-name="Century Schoolbook L" fo:font-weight="bold" officeooo:rsid="00046fea" officeooo:paragraph-rsid="00046fea" style:font-weight-asian="bold" style:font-name-complex="Century Schoolbook L" style:font-weight-complex="bold"/>
    </style:style>
    <style:style style:name="P4" style:family="paragraph" style:parent-style-name="Preformatted_20_Text">
      <style:text-properties style:font-name="Century Schoolbook L" officeooo:rsid="00046fea" officeooo:paragraph-rsid="00046fea" style:font-name-complex="Century Schoolbook L"/>
    </style:style>
    <style:style style:name="P5" style:family="paragraph" style:parent-style-name="Preformatted_20_Text">
      <style:text-properties style:font-name="Century Schoolbook L" officeooo:rsid="0005b755" officeooo:paragraph-rsid="0005b755" style:font-name-complex="Century Schoolbook 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mitted BY:</text:p>
      <text:p text:style-name="P1">﻿- Eavanshi Arora</text:p>
      <text:p text:style-name="P1">-201501115 </text:p>
      <text:p text:style-name="P1"/>
      <text:p text:style-name="P5">The game of Falling Bricks where the aim is to shoot maximum bricks of particular color.</text:p>
      <text:p text:style-name="P5">Language - CPP</text:p>
      <text:p text:style-name="P5">Framework - GLFW</text:p>
      <text:p text:style-name="P1"/>
      <text:p text:style-name="P1">To compile the code simply type 'make’ on terminal in the GLFW folder and it will make a executable named Sample2D, which can then be executed by typing ./Sample2D. </text:p>
      <text:p text:style-name="P1"/>
      <text:p text:style-name="P3">ABOUT THE GAME:</text:p>
      <text:p text:style-name="P1"/>
      <text:p text:style-name="P1">--&gt; The Player has 3 lives to play the game, which are displayed on top left corner of screen as diamonds. The game ends after the player uses all three lives.</text:p>
      <text:p text:style-name="P1">--&gt; SOUND is played when laser gets out of the canon.</text:p>
      <text:p text:style-name="P1">--&gt; SCORE Is Displayed on top right corner using 7 Segment Display.</text:p>
      <text:p text:style-name="P1">--&gt; LEVEL UP after a score of multiple of 100 (speed of bricks increases)</text:p>
      <text:p text:style-name="P1"/>
      <text:p text:style-name="P1"/>
      <text:p text:style-name="P2"><text:s/><text:span text:style-name="T1">CONTROLS</text:span>:</text:p>
      <text:p text:style-name="P1"/>
      <text:p text:style-name="P1">* CANON -&gt; TILT-UP = A (or click on the desired location on the screen)</text:p>
      <text:p text:style-name="P1"><text:tab/>-&gt; TILT-DOWN = D (or click on the desired location on the screen)</text:p>
      <text:p text:style-name="P1"><text:tab/>-&gt; MOVE-UP = S (or Click and Drag)</text:p>
      <text:p text:style-name="P1"><text:tab/>-&gt; MOVE-&gt;DOWN = F (or Click and Drag)</text:p>
      <text:p text:style-name="P1"/>
      <text:p text:style-name="P1">* SPEED -&gt; UP = M</text:p>
      <text:p text:style-name="P1"><text:tab/>-&gt; DOWN = N</text:p>
      <text:p text:style-name="P1">(within the permissible limits)</text:p>
      <text:p text:style-name="P1"/>
      <text:p text:style-name="P1">* BASKETS -&gt; BASKET1 LEFT = CNTRL + LEFT (or Click and Drag)</text:p>
      <text:p text:style-name="P1"><text:tab/><text:tab/> <text:s/>-&gt; BASKET1 RIGHT = CNTRL + RIGHT (or Click and Drag)</text:p>
      <text:p text:style-name="P1"><text:tab/><text:tab/> <text:s/>-&gt; BASKET2 LEFT =ALT + LEFT (or Click and Drag)</text:p>
      <text:p text:style-name="P1"><text:tab/><text:tab/> <text:s/>-&gt; BASKET2 RIGHT = ALT + RIGHT (or Click and Drag)</text:p>
      <text:p text:style-name="P1"/>
      <text:p text:style-name="P1">* SHOOT LASER -&gt; SPACE</text:p>
      <text:p text:style-name="P1">* ZOOM -&gt; UP/DOWN ARROW KEYS (or Scroll Up/Down)</text:p>
      <text:p text:style-name="P1">* PANNING -&gt; LEFT/RIGHT ARROW KEYS (Or RIght Click and Drag within the permissible limits of screen)</text:p>
      <text:p text:style-name="P1"/>
      <text:p text:style-name="P1">--&gt;Score: (Always Positive)</text:p>
      <text:p text:style-name="P1">* SHOOT: <text:s text:c="2"/>-&gt; Black = Life-1</text:p>
      <text:p text:style-name="P1"><text:tab/> <text:s text:c="6"/>-&gt; Any other = +20</text:p>
      <text:p text:style-name="P1">* COLLECT: -&gt; Black = Life-1</text:p>
      <text:p text:style-name="P1"><text:tab/> <text:s text:c="6"/>-&gt; Red = By Red Basket +10</text:p>
      <text:p text:style-name="P1"><text:tab/> <text:s text:c="6"/><text:tab/> <text:s text:c="3"/>= By Blue Basket -1</text:p>
      <text:p text:style-name="P1"><text:tab/> <text:s text:c="6"/>-&gt; Blue = By Blue Basket +10</text:p>
      <text:p text:style-name="P1"><text:tab/> <text:s text:c="19"/>= By Red Basket -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3T00:53:22.374113048</dc:date>
    <meta:editing-duration>PT5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35" meta:word-count="313" meta:character-count="1612" meta:non-whitespace-character-count="1261"/>
  </office:meta>
</office:document-meta>
</file>